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0909in"/>
    </style:style>
    <style:style style:name="TableColumn4" style:family="table-column">
      <style:table-column-properties style:column-width="0.5909in"/>
    </style:style>
    <style:style style:name="TableColumn5" style:family="table-column">
      <style:table-column-properties style:column-width="1.3125in"/>
    </style:style>
    <style:style style:name="TableColumn6" style:family="table-column">
      <style:table-column-properties style:column-width="2.0791in"/>
    </style:style>
    <style:style style:name="TableColumn7" style:family="table-column">
      <style:table-column-properties style:column-width="1.4131in"/>
    </style:style>
    <style:style style:name="TableColumn8" style:family="table-column">
      <style:table-column-properties style:column-width="1.2937in"/>
    </style:style>
    <style:style style:name="TableColumn9" style:family="table-column">
      <style:table-column-properties style:column-width="1.4055in"/>
    </style:style>
    <style:style style:name="Table2" style:family="table">
      <style:table-properties style:width="9.1861in" fo:margin-left="0.0645in" table:align="left"/>
    </style:style>
    <style:style style:name="TableRow10" style:family="table-row">
      <style:table-row-properties style:min-row-height="0.2083in"/>
    </style:style>
    <style:style style:name="TableCell11" style:family="table-cell">
      <style:table-cell-properties fo:border-top="0.0069in solid #FFFFFF" fo:border-left="0.0069in solid #FFFFFF" fo:border-bottom="0.0069in solid #BFBFBF" fo:border-right="0.0069in solid #FFFFFF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style:vertical-align="auto" fo:margin-bottom="0in" fo:line-height="100%"/>
    </style:style>
    <style:style style:name="T13" style:parent-style-name="DefaultParagraphFont" style:family="text">
      <style:text-properties style:font-name="Times New Roman" fo:font-weight="bold" style:font-weight-asian="bold"/>
    </style:style>
    <style:style style:name="T14" style:parent-style-name="DefaultParagraphFont" style:family="text">
      <style:text-properties style:font-name="Times New Roman"/>
    </style:style>
    <style:style style:name="TableRow15" style:family="table-row">
      <style:table-row-properties style:min-row-height="0.2083in"/>
    </style:style>
    <style:style style:name="TableCell16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1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18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1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20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22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2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24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26" style:parent-style-name="Normal" style:family="paragraph">
      <style:paragraph-properties style:vertical-align="auto" fo:margin-bottom="0in" fo:line-height="100%"/>
    </style:style>
    <style:style style:name="T27" style:parent-style-name="DefaultParagraphFont" style:family="text">
      <style:text-properties style:font-name="Times New Roman" style:font-name-asian="Times New Roman" fo:color="#000000"/>
    </style:style>
    <style:style style:name="T28" style:parent-style-name="Hyperlink" style:family="text">
      <style:text-properties style:font-name="Times New Roman" style:font-name-asian="Times New Roman"/>
    </style:style>
    <style:style style:name="TableCell29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1" style:parent-style-name="Normal" style:family="paragraph">
      <style:paragraph-properties style:vertical-align="auto" fo:margin-bottom="0in" fo:line-height="100%"/>
    </style:style>
    <style:style style:name="T32" style:parent-style-name="DefaultParagraphFont" style:family="text">
      <style:text-properties style:font-name="Times New Roman" style:font-name-asian="Times New Roman" fo:color="#000000"/>
    </style:style>
    <style:style style:name="T33" style:parent-style-name="Hyperlink" style:family="text">
      <style:text-properties style:font-name="Times New Roman" style:font-name-asian="Times New Roman"/>
    </style:style>
    <style:style style:name="TableCell34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6" style:parent-style-name="Normal" style:family="paragraph">
      <style:paragraph-properties style:vertical-align="auto" fo:margin-bottom="0in" fo:line-height="100%"/>
    </style:style>
    <style:style style:name="T37" style:parent-style-name="DefaultParagraphFont" style:family="text">
      <style:text-properties style:font-name="Times New Roman" style:font-name-asian="Times New Roman" fo:color="#000000"/>
    </style:style>
    <style:style style:name="T38" style:parent-style-name="Hyperlink" style:family="text">
      <style:text-properties style:font-name="Times New Roman" style:font-name-asian="Times New Roman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4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4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style:vertical-align="auto" fo:margin-bottom="0in" fo:line-height="100%"/>
    </style:style>
    <style:style style:name="T46" style:parent-style-name="Hyperlink" style:family="text">
      <style:text-properties style:font-name="Times New Roman" style:font-name-asian="Times New Roman"/>
    </style:style>
    <style:style style:name="TableCell4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4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5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5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55" style:family="table-row">
      <style:table-row-properties style:min-row-height="0.2083in"/>
    </style:style>
    <style:style style:name="TableCell5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5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6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style:vertical-align="auto" fo:margin-bottom="0in" fo:line-height="100%"/>
    </style:style>
    <style:style style:name="T62" style:parent-style-name="Hyperlink" style:family="text">
      <style:text-properties style:font-name="Times New Roman" style:font-name-asian="Times New Roman"/>
    </style:style>
    <style:style style:name="TableCell6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6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6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6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7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7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style:vertical-align="auto" fo:margin-bottom="0in" fo:line-height="100%"/>
    </style:style>
    <style:style style:name="T78" style:parent-style-name="Hyperlink" style:family="text">
      <style:text-properties style:font-name="Times New Roman" style:font-name-asian="Times New Roman"/>
    </style:style>
    <style:style style:name="TableCell7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8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8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8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9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9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style:vertical-align="auto" fo:margin-bottom="0in" fo:line-height="100%"/>
    </style:style>
    <style:style style:name="T94" style:parent-style-name="Hyperlink" style:family="text">
      <style:text-properties style:font-name="Times New Roman" style:font-name-asian="Times New Roman"/>
    </style:style>
    <style:style style:name="TableCell9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9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9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0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03" style:family="table-row">
      <style:table-row-properties style:min-row-height="0.2083in"/>
    </style:style>
    <style:style style:name="TableCell10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0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0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9" style:parent-style-name="Normal" style:family="paragraph">
      <style:paragraph-properties style:vertical-align="auto" fo:margin-bottom="0in" fo:line-height="100%"/>
    </style:style>
    <style:style style:name="T110" style:parent-style-name="Hyperlink" style:family="text">
      <style:text-properties style:font-name="Times New Roman" style:font-name-asian="Times New Roman"/>
    </style:style>
    <style:style style:name="TableCell11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1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1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1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19" style:family="table-row">
      <style:table-row-properties style:min-row-height="0.2083in"/>
    </style:style>
    <style:style style:name="TableCell12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2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2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25" style:parent-style-name="Normal" style:family="paragraph">
      <style:paragraph-properties style:vertical-align="auto" fo:margin-bottom="0in" fo:line-height="100%"/>
    </style:style>
    <style:style style:name="T126" style:parent-style-name="Hyperlink" style:family="text">
      <style:text-properties style:font-name="Times New Roman" style:font-name-asian="Times New Roman"/>
    </style:style>
    <style:style style:name="TableCell12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2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3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3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35" style:family="table-row">
      <style:table-row-properties style:min-row-height="0.2083in"/>
    </style:style>
    <style:style style:name="TableCell13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3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4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1" style:parent-style-name="Normal" style:family="paragraph">
      <style:paragraph-properties style:vertical-align="auto" fo:margin-bottom="0in" fo:line-height="100%"/>
    </style:style>
    <style:style style:name="T142" style:parent-style-name="Hyperlink" style:family="text">
      <style:text-properties style:font-name="Times New Roman" style:font-name-asian="Times New Roman"/>
    </style:style>
    <style:style style:name="TableCell14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4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4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4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51" style:family="table-row">
      <style:table-row-properties style:min-row-height="0.2083in"/>
    </style:style>
    <style:style style:name="TableCell15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5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5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5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style:vertical-align="auto" fo:margin-bottom="0in" fo:line-height="100%"/>
    </style:style>
    <style:style style:name="T158" style:parent-style-name="Hyperlink" style:family="text">
      <style:text-properties style:font-name="Times New Roman" style:font-name-asian="Times New Roman"/>
    </style:style>
    <style:style style:name="TableCell15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6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6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6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7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7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style:vertical-align="auto" fo:margin-bottom="0in" fo:line-height="100%"/>
    </style:style>
    <style:style style:name="T174" style:parent-style-name="Hyperlink" style:family="text">
      <style:text-properties style:font-name="Times New Roman" style:font-name-asian="Times New Roman"/>
    </style:style>
    <style:style style:name="TableCell17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7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7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8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83" style:family="table-row">
      <style:table-row-properties style:min-row-height="0.2083in"/>
    </style:style>
    <style:style style:name="TableCell18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8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8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style:vertical-align="auto" fo:margin-bottom="0in" fo:line-height="100%"/>
    </style:style>
    <style:style style:name="T190" style:parent-style-name="Hyperlink" style:family="text">
      <style:text-properties style:font-name="Times New Roman" style:font-name-asian="Times New Roman"/>
    </style:style>
    <style:style style:name="TableCell19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9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9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9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0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0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05" style:parent-style-name="Normal" style:family="paragraph">
      <style:paragraph-properties style:vertical-align="auto" fo:margin-bottom="0in" fo:line-height="100%"/>
    </style:style>
    <style:style style:name="T206" style:parent-style-name="Hyperlink" style:family="text">
      <style:text-properties style:font-name="Times New Roman" style:font-name-asian="Times New Roman"/>
    </style:style>
    <style:style style:name="TableCell20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0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0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1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1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15" style:family="table-row">
      <style:table-row-properties style:min-row-height="0.2083in"/>
    </style:style>
    <style:style style:name="TableCell21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1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2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style:vertical-align="auto" fo:margin-bottom="0in" fo:line-height="100%"/>
    </style:style>
    <style:style style:name="T222" style:parent-style-name="DefaultParagraphFont" style:family="text">
      <style:text-properties style:font-name="Times New Roman" style:font-name-asian="Times New Roman" fo:color="#000000"/>
    </style:style>
    <style:style style:name="T223" style:parent-style-name="Hyperlink" style:family="text">
      <style:text-properties style:font-name="Times New Roman" style:font-name-asian="Times New Roman"/>
    </style:style>
    <style:style style:name="TableCell22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2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2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2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2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2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3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32" style:family="table-row">
      <style:table-row-properties style:min-row-height="0.2083in"/>
    </style:style>
    <style:style style:name="TableCell23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3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3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8" style:parent-style-name="Normal" style:family="paragraph">
      <style:paragraph-properties style:vertical-align="auto" fo:margin-bottom="0in" fo:line-height="100%"/>
    </style:style>
    <style:style style:name="T239" style:parent-style-name="Hyperlink" style:family="text">
      <style:text-properties style:font-name="Times New Roman" style:font-name-asian="Times New Roman"/>
    </style:style>
    <style:style style:name="TableCell24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4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4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4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4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4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5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5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style:vertical-align="auto" fo:margin-bottom="0in" fo:line-height="100%"/>
    </style:style>
    <style:style style:name="T255" style:parent-style-name="Hyperlink" style:family="text">
      <style:text-properties style:font-name="Times New Roman" style:font-name-asian="Times New Roman"/>
    </style:style>
    <style:style style:name="TableCell25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5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6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6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64" style:family="table-row">
      <style:table-row-properties style:min-row-height="0.2083in"/>
    </style:style>
    <style:style style:name="TableCell26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6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6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0" style:parent-style-name="Normal" style:family="paragraph">
      <style:paragraph-properties style:vertical-align="auto" fo:margin-bottom="0in" fo:line-height="100%"/>
    </style:style>
    <style:style style:name="T271" style:parent-style-name="Hyperlink" style:family="text">
      <style:text-properties style:font-name="Times New Roman" style:font-name-asian="Times New Roman"/>
    </style:style>
    <style:style style:name="TableCell27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7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7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7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8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8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86" style:parent-style-name="Normal" style:family="paragraph">
      <style:paragraph-properties style:vertical-align="auto" fo:margin-bottom="0in" fo:line-height="100%"/>
    </style:style>
    <style:style style:name="T287" style:parent-style-name="Hyperlink" style:family="text">
      <style:text-properties style:font-name="Times New Roman" style:font-name-asian="Times New Roman"/>
    </style:style>
    <style:style style:name="TableCell28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8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9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9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9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96" style:family="table-row">
      <style:table-row-properties style:min-row-height="0.2083in"/>
    </style:style>
    <style:style style:name="TableCell29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9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0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2" style:parent-style-name="Normal" style:family="paragraph">
      <style:paragraph-properties style:vertical-align="auto" fo:margin-bottom="0in" fo:line-height="100%"/>
    </style:style>
    <style:style style:name="T303" style:parent-style-name="Hyperlink" style:family="text">
      <style:text-properties style:font-name="Times New Roman" style:font-name-asian="Times New Roman"/>
    </style:style>
    <style:style style:name="TableCell30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0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0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1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1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312" style:family="table-row">
      <style:table-row-properties style:min-row-height="0.2083in"/>
    </style:style>
    <style:style style:name="TableCell313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1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315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317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1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319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2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321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2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23" style:parent-style-name="Normal" style:family="paragraph">
      <style:paragraph-properties style:vertical-align="auto" fo:margin-bottom="0in" fo:line-height="100%"/>
    </style:style>
    <style:style style:name="T324" style:parent-style-name="DefaultParagraphFont" style:family="text">
      <style:text-properties style:font-name="Times New Roman" style:font-name-asian="Times New Roman" fo:color="#000000"/>
    </style:style>
    <style:style style:name="T325" style:parent-style-name="Hyperlink" style:family="text">
      <style:text-properties style:font-name="Times New Roman" style:font-name-asian="Times New Roman"/>
    </style:style>
    <style:style style:name="TableCell326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2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28" style:parent-style-name="Normal" style:family="paragraph">
      <style:paragraph-properties style:vertical-align="auto" fo:margin-bottom="0in" fo:line-height="100%"/>
    </style:style>
    <style:style style:name="T329" style:parent-style-name="DefaultParagraphFont" style:family="text">
      <style:text-properties style:font-name="Times New Roman" style:font-name-asian="Times New Roman" fo:color="#000000"/>
    </style:style>
    <style:style style:name="T330" style:parent-style-name="Hyperlink" style:family="text">
      <style:text-properties style:font-name="Times New Roman" style:font-name-asian="Times New Roman"/>
    </style:style>
    <style:style style:name="TableCell331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3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33" style:parent-style-name="Normal" style:family="paragraph">
      <style:paragraph-properties style:vertical-align="auto" fo:margin-bottom="0in" fo:line-height="100%"/>
    </style:style>
    <style:style style:name="T334" style:parent-style-name="DefaultParagraphFont" style:family="text">
      <style:text-properties style:font-name="Times New Roman" style:font-name-asian="Times New Roman" fo:color="#000000"/>
    </style:style>
    <style:style style:name="T335" style:parent-style-name="Hyperlink" style:family="text">
      <style:text-properties style:font-name="Times New Roman" style:font-name-asian="Times New Roman"/>
    </style:style>
    <style:style style:name="TableRow336" style:family="table-row">
      <style:table-row-properties style:min-row-height="0.2083in"/>
    </style:style>
    <style:style style:name="TableCell33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3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39" style:parent-style-name="Normal" style:family="paragraph">
      <style:paragraph-properties style:vertical-align="auto" fo:margin-bottom="0in" fo:line-height="100%"/>
    </style:style>
    <style:style style:name="T340" style:parent-style-name="DefaultParagraphFont" style:family="text">
      <style:text-properties style:font-name="Times New Roman" style:font-name-asian="Times New Roman" fo:color="#000000"/>
    </style:style>
    <style:style style:name="T341" style:parent-style-name="Hyperlink" style:family="text">
      <style:text-properties style:font-name="Times New Roman" style:font-name-asian="Times New Roman"/>
    </style:style>
    <style:style style:name="P34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43" style:parent-style-name="Normal" style:family="paragraph">
      <style:text-properties style:font-name="Times New Roman"/>
    </style:style>
  </office:automatic-styles>
  <office:body>
    <office:text text:use-soft-page-breaks="true">
      <text:p text:style-name="P1">openMetaAnalysis: Reconciliation of studies included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7">
            <text:p text:style-name="P12"><text:span text:style-name="T13">Table</text:span><text:span text:style-name="T14">. Reconciliation of studies included in the current meta-analysis was compared with prior meta-analyses. This comparison has been recommended as a routine part of meta-analyses by Riaz, 2016*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Study</text:p>
          </table:table-cell>
          <table:table-cell table:style-name="TableCell18">
            <text:p text:style-name="P19"><text:s/>Year</text:p>
          </table:table-cell>
          <table:table-cell table:style-name="TableCell20">
            <text:p text:style-name="P21">PMID</text:p>
          </table:table-cell>
          <table:table-cell table:style-name="TableCell22">
            <text:p text:style-name="P23">Current</text:p>
          </table:table-cell>
          <table:table-cell table:style-name="TableCell24">
            <text:p text:style-name="P25">Andriolo, 2017</text:p>
            <text:p text:style-name="P26"><text:span text:style-name="T27">PMID<text:s/></text:span><text:a xlink:href="https://pubmed.gov/28099689" office:target-frame-name="_top" xlink:show="replace"><text:span text:style-name="T28">28099689</text:span></text:a></text:p>
          </table:table-cell>
          <table:table-cell table:style-name="TableCell29">
            <text:p text:style-name="P30">Westwood, 2015</text:p>
            <text:p text:style-name="P31"><text:span text:style-name="T32">PMID<text:s/></text:span><text:a xlink:href="https://pubmed.gov/26569153" office:target-frame-name="_top" xlink:show="replace"><text:span text:style-name="T33">26569153</text:span></text:a></text:p>
          </table:table-cell>
          <table:table-cell table:style-name="TableCell34">
            <text:p text:style-name="P35">Prkno, 2013</text:p>
            <text:p text:style-name="P36"><text:span text:style-name="T37">PMID<text:s/></text:span><text:a xlink:href="https://pubmed.gov/24330744" office:target-frame-name="_top" xlink:show="replace"><text:span text:style-name="T38">24330744</text:span></text:a></text:p>
          </table:table-cell>
        </table:table-row>
        <table:table-row table:style-name="TableRow39">
          <table:table-cell table:style-name="TableCell40">
            <text:p text:style-name="P41">Svoboda</text:p>
          </table:table-cell>
          <table:table-cell table:style-name="TableCell42">
            <text:p text:style-name="P43">2007</text:p>
          </table:table-cell>
          <table:table-cell table:style-name="TableCell44">
            <text:p text:style-name="P45"><text:a xlink:href="http://pubmed.gov/17523274" office:target-frame-name="_top" xlink:show="replace"><text:span text:style-name="T46">17523274</text:span></text:a></text:p>
          </table:table-cell>
          <table:table-cell table:style-name="TableCell47">
            <text:p text:style-name="P48">Yes (mortality only)</text:p>
          </table:table-cell>
          <table:table-cell table:style-name="TableCell49">
            <text:p text:style-name="P50">Yes (mortality only)</text:p>
          </table:table-cell>
          <table:table-cell table:style-name="TableCell51">
            <text:p text:style-name="P52"/>
          </table:table-cell>
          <table:table-cell table:style-name="TableCell53">
            <text:p text:style-name="P54">Yes</text:p>
          </table:table-cell>
        </table:table-row>
        <table:table-row table:style-name="TableRow55">
          <table:table-cell table:style-name="TableCell56">
            <text:p text:style-name="P57">Nobre</text:p>
          </table:table-cell>
          <table:table-cell table:style-name="TableCell58">
            <text:p text:style-name="P59">2008</text:p>
          </table:table-cell>
          <table:table-cell table:style-name="TableCell60">
            <text:p text:style-name="P61"><text:a xlink:href="http://pubmed.gov/18096708" office:target-frame-name="_top" xlink:show="replace"><text:span text:style-name="T62">18096708</text:span></text:a></text:p>
          </table:table-cell>
          <table:table-cell table:style-name="TableCell63">
            <text:p text:style-name="P64">Yes (converted median days to mean days)</text:p>
          </table:table-cell>
          <table:table-cell table:style-name="TableCell65">
            <text:p text:style-name="P66">Yes (mortality only)</text:p>
          </table:table-cell>
          <table:table-cell table:style-name="TableCell67">
            <text:p text:style-name="P68">Yes</text:p>
          </table:table-cell>
          <table:table-cell table:style-name="TableCell69">
            <text:p text:style-name="P70">Yes</text:p>
          </table:table-cell>
        </table:table-row>
        <table:table-row table:style-name="TableRow71">
          <table:table-cell table:style-name="TableCell72">
            <text:p text:style-name="P73">Schoeder</text:p>
          </table:table-cell>
          <table:table-cell table:style-name="TableCell74">
            <text:p text:style-name="P75">2009</text:p>
          </table:table-cell>
          <table:table-cell table:style-name="TableCell76">
            <text:p text:style-name="P77"><text:a xlink:href="http://pubmed.gov/19034493" office:target-frame-name="_top" xlink:show="replace"><text:span text:style-name="T78">19034493</text:span></text:a></text:p>
          </table:table-cell>
          <table:table-cell table:style-name="TableCell79">
            <text:p text:style-name="P80">Yes</text:p>
          </table:table-cell>
          <table:table-cell table:style-name="TableCell81">
            <text:p text:style-name="P82">Yes</text:p>
          </table:table-cell>
          <table:table-cell table:style-name="TableCell83">
            <text:p text:style-name="P84"/>
          </table:table-cell>
          <table:table-cell table:style-name="TableCell85">
            <text:p text:style-name="P86">Yes</text:p>
          </table:table-cell>
        </table:table-row>
        <table:table-row table:style-name="TableRow87">
          <table:table-cell table:style-name="TableCell88">
            <text:p text:style-name="P89">Hochreiter</text:p>
          </table:table-cell>
          <table:table-cell table:style-name="TableCell90">
            <text:p text:style-name="P91">2009</text:p>
          </table:table-cell>
          <table:table-cell table:style-name="TableCell92">
            <text:p text:style-name="P93"><text:a xlink:href="http://pubmed.gov/19493352" office:target-frame-name="_top" xlink:show="replace"><text:span text:style-name="T94">19493352</text:span></text:a></text:p>
          </table:table-cell>
          <table:table-cell table:style-name="TableCell95">
            <text:p text:style-name="P96">Yes</text:p>
          </table:table-cell>
          <table:table-cell table:style-name="TableCell97">
            <text:p text:style-name="P98">Yes</text:p>
          </table:table-cell>
          <table:table-cell table:style-name="TableCell99">
            <text:p text:style-name="P100">No</text:p>
          </table:table-cell>
          <table:table-cell table:style-name="TableCell101">
            <text:p text:style-name="P102">Yes</text:p>
          </table:table-cell>
        </table:table-row>
        <table:table-row table:style-name="TableRow103">
          <table:table-cell table:style-name="TableCell104">
            <text:p text:style-name="P105">Stolz</text:p>
          </table:table-cell>
          <table:table-cell table:style-name="TableCell106">
            <text:p text:style-name="P107">2009</text:p>
          </table:table-cell>
          <table:table-cell table:style-name="TableCell108">
            <text:p text:style-name="P109"><text:a xlink:href="http://pubmed.gov/19797133" office:target-frame-name="_top" xlink:show="replace"><text:span text:style-name="T110">19797133</text:span></text:a></text:p>
          </table:table-cell>
          <table:table-cell table:style-name="TableCell111">
            <text:p text:style-name="P112">No.<text:s/>Ventilator-acquired pneumonia only.</text:p>
          </table:table-cell>
          <table:table-cell table:style-name="TableCell113">
            <text:p text:style-name="P114">No</text:p>
          </table:table-cell>
          <table:table-cell table:style-name="TableCell115">
            <text:p text:style-name="P116">Yes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Bouadma (PRORATA)</text:p>
          </table:table-cell>
          <table:table-cell table:style-name="TableCell122">
            <text:p text:style-name="P123">2009</text:p>
          </table:table-cell>
          <table:table-cell table:style-name="TableCell124">
            <text:p text:style-name="P125"><text:a xlink:href="http://pubmed.gov/20097417" office:target-frame-name="_top" xlink:show="replace"><text:span text:style-name="T126">20097417</text:span></text:a></text:p>
          </table:table-cell>
          <table:table-cell table:style-name="TableCell127">
            <text:p text:style-name="P128">Yes</text:p>
          </table:table-cell>
          <table:table-cell table:style-name="TableCell129">
            <text:p text:style-name="P130">Yes (mortality only)</text:p>
          </table:table-cell>
          <table:table-cell table:style-name="TableCell131">
            <text:p text:style-name="P132">Yes</text:p>
          </table:table-cell>
          <table:table-cell table:style-name="TableCell133">
            <text:p text:style-name="P134">Yes</text:p>
          </table:table-cell>
        </table:table-row>
        <table:table-row table:style-name="TableRow135">
          <table:table-cell table:style-name="TableCell136">
            <text:p text:style-name="P137">Jensen</text:p>
          </table:table-cell>
          <table:table-cell table:style-name="TableCell138">
            <text:p text:style-name="P139">2011</text:p>
          </table:table-cell>
          <table:table-cell table:style-name="TableCell140">
            <text:p text:style-name="P141"><text:a xlink:href="http://pubmed.gov/21572328" office:target-frame-name="_top" xlink:show="replace"><text:span text:style-name="T142">21572328</text:span></text:a></text:p>
          </table:table-cell>
          <table:table-cell table:style-name="TableCell143">
            <text:p text:style-name="P144">Yes (converted median days to mean<text:s/>days)</text:p>
          </table:table-cell>
          <table:table-cell table:style-name="TableCell145">
            <text:p text:style-name="P146">Yes (mortality)</text:p>
          </table:table-cell>
          <table:table-cell table:style-name="TableCell147">
            <text:p text:style-name="P148">No</text:p>
          </table:table-cell>
          <table:table-cell table:style-name="TableCell149">
            <text:p text:style-name="P150">Yes, mortality only</text:p>
          </table:table-cell>
        </table:table-row>
        <table:table-row table:style-name="TableRow151">
          <table:table-cell table:style-name="TableCell152">
            <text:p text:style-name="P153">Qu</text:p>
          </table:table-cell>
          <table:table-cell table:style-name="TableCell154">
            <text:p text:style-name="P155">2012</text:p>
          </table:table-cell>
          <table:table-cell table:style-name="TableCell156">
            <text:p text:style-name="P157"><text:a xlink:href="http://pubmed.gov/22485232" office:target-frame-name="_top" xlink:show="replace"><text:span text:style-name="T158">22485232</text:span></text:a></text:p>
          </table:table-cell>
          <table:table-cell table:style-name="TableCell159">
            <text:p text:style-name="P160">No. Pancreatitis only</text:p>
          </table:table-cell>
          <table:table-cell table:style-name="TableCell161">
            <text:p text:style-name="P162">No</text:p>
          </table:table-cell>
          <table:table-cell table:style-name="TableCell163">
            <text:p text:style-name="P164">Yes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Layios</text:p>
          </table:table-cell>
          <table:table-cell table:style-name="TableCell170">
            <text:p text:style-name="P171">2012</text:p>
          </table:table-cell>
          <table:table-cell table:style-name="TableCell172">
            <text:p text:style-name="P173"><text:a xlink:href="http://pubmed.gov/22809906" office:target-frame-name="_top" xlink:show="replace"><text:span text:style-name="T174">22809906</text:span></text:a></text:p>
          </table:table-cell>
          <table:table-cell table:style-name="TableCell175">
            <text:p text:style-name="P176">Yes (mortality only)</text:p>
          </table:table-cell>
          <table:table-cell table:style-name="TableCell177">
            <text:p text:style-name="P178">Yes (mortality only)</text:p>
          </table:table-cell>
          <table:table-cell table:style-name="TableCell179">
            <text:p text:style-name="P180">Yes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Annane</text:p>
          </table:table-cell>
          <table:table-cell table:style-name="TableCell186">
            <text:p text:style-name="P187">2013</text:p>
          </table:table-cell>
          <table:table-cell table:style-name="TableCell188">
            <text:p text:style-name="P189"><text:a xlink:href="http://pubmed.gov/23418298" office:target-frame-name="_top" xlink:show="replace"><text:span text:style-name="T190">23418298</text:span></text:a></text:p>
          </table:table-cell>
          <table:table-cell table:style-name="TableCell191">
            <text:p text:style-name="P192">Yes (converted median days to mean days)</text:p>
          </table:table-cell>
          <table:table-cell table:style-name="TableCell193">
            <text:p text:style-name="P194">Yes (mortality only)</text:p>
          </table:table-cell>
          <table:table-cell table:style-name="TableCell195">
            <text:p text:style-name="P196">Yes</text:p>
          </table:table-cell>
          <table:table-cell table:style-name="TableCell197">
            <text:p text:style-name="P198">Yes</text:p>
          </table:table-cell>
        </table:table-row>
        <table:table-row table:style-name="TableRow199">
          <table:table-cell table:style-name="TableCell200">
            <text:p text:style-name="P201">Deliberato</text:p>
          </table:table-cell>
          <table:table-cell table:style-name="TableCell202">
            <text:p text:style-name="P203">2013</text:p>
          </table:table-cell>
          <table:table-cell table:style-name="TableCell204">
            <text:p text:style-name="P205"><text:a xlink:href="http://pubmed.gov/23711530" office:target-frame-name="_top" xlink:show="replace"><text:span text:style-name="T206">23711530</text:span></text:a></text:p>
          </table:table-cell>
          <table:table-cell table:style-name="TableCell207">
            <text:p text:style-name="P208">Yes (converted median days to mean days)</text:p>
          </table:table-cell>
          <table:table-cell table:style-name="TableCell209">
            <text:p text:style-name="P210">Yes<text:s/>(mortality only)</text:p>
          </table:table-cell>
          <table:table-cell table:style-name="TableCell211">
            <text:p text:style-name="P212">Yes</text:p>
          </table:table-cell>
          <table:table-cell table:style-name="TableCell213">
            <text:p text:style-name="P214">NA</text:p>
          </table:table-cell>
        </table:table-row>
        <table:table-row table:style-name="TableRow215">
          <table:table-cell table:style-name="TableCell216">
            <text:p text:style-name="P217">Dharaniyadewi</text:p>
          </table:table-cell>
          <table:table-cell table:style-name="TableCell218">
            <text:p text:style-name="P219">2013</text:p>
          </table:table-cell>
          <table:table-cell table:style-name="TableCell220">
            <text:p text:style-name="P221"><text:span text:style-name="T222">DOI:<text:s/></text:span><text:a xlink:href="http://dx.doi.org/10.1186/cc12915" office:target-frame-name="_top" xlink:show="replace"><text:span text:style-name="T223">10.1186/cc12915</text:span></text:a></text:p>
          </table:table-cell>
          <table:table-cell table:style-name="TableCell224">
            <text:p text:style-name="P225">Yes (mortality only)</text:p>
          </table:table-cell>
          <table:table-cell table:style-name="TableCell226">
            <text:p text:style-name="P227">Yes (mortality only)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Oliveira</text:p>
          </table:table-cell>
          <table:table-cell table:style-name="TableCell235">
            <text:p text:style-name="P236">2013</text:p>
          </table:table-cell>
          <table:table-cell table:style-name="TableCell237">
            <text:p text:style-name="P238"><text:a xlink:href="https://pubmed.gov/23921272" office:target-frame-name="_top" xlink:show="replace"><text:span text:style-name="T239">23921272</text:span></text:a></text:p>
          </table:table-cell>
          <table:table-cell table:style-name="TableCell240">
            <text:p text:style-name="P241">Yes</text:p>
          </table:table-cell>
          <table:table-cell table:style-name="TableCell242">
            <text:p text:style-name="P243">Yes</text:p>
          </table:table-cell>
          <table:table-cell table:style-name="TableCell244">
            <text:p text:style-name="P245">No</text:p>
          </table:table-cell>
          <table:table-cell table:style-name="TableCell246">
            <text:p text:style-name="P247">NA</text:p>
          </table:table-cell>
        </table:table-row>
        <table:table-row table:style-name="TableRow248">
          <table:table-cell table:style-name="TableCell249">
            <text:p text:style-name="P250">Liu</text:p>
          </table:table-cell>
          <table:table-cell table:style-name="TableCell251">
            <text:p text:style-name="P252">2013</text:p>
          </table:table-cell>
          <table:table-cell table:style-name="TableCell253">
            <text:p text:style-name="P254"><text:a xlink:href="https://pubmed.gov/24225216" office:target-frame-name="_top" xlink:show="replace"><text:span text:style-name="T255">24225216</text:span></text:a></text:p>
          </table:table-cell>
          <table:table-cell table:style-name="TableCell256">
            <text:p text:style-name="P257">Yes</text:p>
          </table:table-cell>
          <table:table-cell table:style-name="TableCell258">
            <text:p text:style-name="P259">Yes</text:p>
          </table:table-cell>
          <table:table-cell table:style-name="TableCell260">
            <text:p text:style-name="P261">Yes</text:p>
          </table:table-cell>
          <table:table-cell table:style-name="TableCell262">
            <text:p text:style-name="P263">NA</text:p>
          </table:table-cell>
        </table:table-row>
        <table:table-row table:style-name="TableRow264">
          <table:table-cell table:style-name="TableCell265">
            <text:p text:style-name="P266">Shehabi (ProGUARD)</text:p>
          </table:table-cell>
          <table:table-cell table:style-name="TableCell267">
            <text:p text:style-name="P268">2014</text:p>
          </table:table-cell>
          <table:table-cell table:style-name="TableCell269">
            <text:p text:style-name="P270"><text:a xlink:href="http://pubmed.gov/25295709" office:target-frame-name="_top" xlink:show="replace"><text:span text:style-name="T271">25295709</text:span></text:a></text:p>
          </table:table-cell>
          <table:table-cell table:style-name="TableCell272">
            <text:p text:style-name="P273">Yes</text:p>
          </table:table-cell>
          <table:table-cell table:style-name="TableCell274">
            <text:p text:style-name="P275">Yes (mortality only)</text:p>
          </table:table-cell>
          <table:table-cell table:style-name="TableCell276">
            <text:p text:style-name="P277">NA</text:p>
          </table:table-cell>
          <table:table-cell table:style-name="TableCell278">
            <text:p text:style-name="P279">NA</text:p>
          </table:table-cell>
        </table:table-row>
        <table:table-row table:style-name="TableRow280">
          <table:table-cell table:style-name="TableCell281">
            <text:p text:style-name="P282">de Jong</text:p>
          </table:table-cell>
          <table:table-cell table:style-name="TableCell283">
            <text:p text:style-name="P284">2016</text:p>
          </table:table-cell>
          <table:table-cell table:style-name="TableCell285">
            <text:p text:style-name="P286"><text:a xlink:href="http://pubmed.gov/26947523" office:target-frame-name="_top" xlink:show="replace"><text:span text:style-name="T287">26947523</text:span></text:a></text:p>
          </table:table-cell>
          <table:table-cell table:style-name="TableCell288">
            <text:p text:style-name="P289">Yes</text:p>
          </table:table-cell>
          <table:table-cell table:style-name="TableCell290">
            <text:p text:style-name="P291">NA</text:p>
          </table:table-cell>
          <table:table-cell table:style-name="TableCell292">
            <text:p text:style-name="P293">NA</text:p>
          </table:table-cell>
          <table:table-cell table:style-name="TableCell294">
            <text:p text:style-name="P295">NA</text:p>
          </table:table-cell>
        </table:table-row>
        <table:table-row table:style-name="TableRow296">
          <table:table-cell table:style-name="TableCell297">
            <text:p text:style-name="P298">Bloos</text:p>
          </table:table-cell>
          <table:table-cell table:style-name="TableCell299">
            <text:p text:style-name="P300">2016</text:p>
          </table:table-cell>
          <table:table-cell table:style-name="TableCell301">
            <text:p text:style-name="P302"><text:a xlink:href="http://pubmed.gov/27428731" office:target-frame-name="_top" xlink:show="replace"><text:span text:style-name="T303">27428731</text:span></text:a></text:p>
          </table:table-cell>
          <table:table-cell table:style-name="TableCell304">
            <text:p text:style-name="P305">Yes</text:p>
          </table:table-cell>
          <table:table-cell table:style-name="TableCell306">
            <text:p text:style-name="P307">NA</text:p>
          </table:table-cell>
          <table:table-cell table:style-name="TableCell308">
            <text:p text:style-name="P309">NA</text:p>
          </table:table-cell>
          <table:table-cell table:style-name="TableCell310">
            <text:p text:style-name="P311">NA</text:p>
          </table:table-cell>
        </table:table-row>
        <text:soft-page-break/>
        <table:table-row table:style-name="TableRow312">
          <table:table-cell table:style-name="TableCell313">
            <text:p text:style-name="P314">Study</text:p>
          </table:table-cell>
          <table:table-cell table:style-name="TableCell315">
            <text:p text:style-name="P316">Year</text:p>
          </table:table-cell>
          <table:table-cell table:style-name="TableCell317">
            <text:p text:style-name="P318">PMID</text:p>
          </table:table-cell>
          <table:table-cell table:style-name="TableCell319">
            <text:p text:style-name="P320">Current</text:p>
          </table:table-cell>
          <table:table-cell table:style-name="TableCell321">
            <text:p text:style-name="P322">Andriolo, 2017</text:p>
            <text:p text:style-name="P323"><text:span text:style-name="T324">PMID<text:s/></text:span><text:a xlink:href="https://pubmed.gov/28099689" office:target-frame-name="_top" xlink:show="replace"><text:span text:style-name="T325">28099689</text:span></text:a></text:p>
          </table:table-cell>
          <table:table-cell table:style-name="TableCell326">
            <text:p text:style-name="P327">Westwood, 2015</text:p>
            <text:p text:style-name="P328"><text:span text:style-name="T329">PMID<text:s/></text:span><text:a xlink:href="https://pubmed.gov/26569153" office:target-frame-name="_top" xlink:show="replace"><text:span text:style-name="T330">26569153</text:span></text:a></text:p>
          </table:table-cell>
          <table:table-cell table:style-name="TableCell331">
            <text:p text:style-name="P332">Prkno, 2013</text:p>
            <text:p text:style-name="P333"><text:span text:style-name="T334">PMID<text:s/></text:span><text:a xlink:href="https://pubmed.gov/24330744" office:target-frame-name="_top" xlink:show="replace"><text:span text:style-name="T335">24330744</text:span></text:a></text:p>
          </table:table-cell>
        </table:table-row>
        <table:table-row table:style-name="TableRow336">
          <table:table-cell table:style-name="TableCell337" table:number-columns-spanned="7">
            <text:p text:style-name="P338">Notes:</text:p>
            <text:p text:style-name="P339"><text:span text:style-name="T340">* Riaz IB, Badgett RG. Comment on: Epidural Corticosteroid Injections for Radiculopathy and Spinal Stenosis. Ann Intern Med. 2016 May 3;164(9):634-5. PMID:<text:s/></text:span><text:a xlink:href="https://pubmed.gov/27136216" office:target-frame-name="_top" xlink:show="replace"><text:span text:style-name="T341">27136216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2"/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1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3:08:00Z</meta:creation-date>
    <dc:date>2017-05-11T19:40:00Z</dc:date>
    <meta:print-date>2017-05-11T19:40:00Z</meta:print-date>
    <meta:template xlink:href="Normal.dotm" xlink:type="simple"/>
    <meta:editing-cycles>27</meta:editing-cycles>
    <meta:editing-duration>PT1320S</meta:editing-duration>
    <meta:document-statistic meta:page-count="2" meta:paragraph-count="5" meta:word-count="416" meta:character-count="2785" meta:row-count="19" meta:non-whitespace-character-count="2374"/>
  </office:meta>
</office:document-meta>
</file>